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3330" officeooo:paragraph-rsid="000f3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ne suis pas encore la meilleure apprenti dev mais mes attents de Simplon formation sont d’en devenir ! La formation est cool, apres une semaine je peux dire que ça va être très intéressante et intensif ! 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3:37:59.943423433</meta:creation-date>
    <dc:date>2017-05-16T13:42:07.381770205</dc:date>
    <meta:editing-duration>PT4M9S</meta:editing-duration>
    <meta:editing-cycles>1</meta:editing-cycles>
    <meta:document-statistic meta:table-count="0" meta:image-count="0" meta:object-count="0" meta:page-count="1" meta:paragraph-count="1" meta:word-count="39" meta:character-count="213" meta:non-whitespace-character-count="175"/>
    <meta:generator>LibreOffice/5.1.4.2$Linux_X86_64 LibreOffice_project/10m0$Build-2</meta:generator>
  </office:meta>
</office:document-meta>
</file>